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adornments="Normal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64" svg:stroke-width="0.019cm" svg:stroke-color="#000080" draw:marker-start="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65" svg:stroke-width="0cm" svg:stroke-color="#00008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66" svg:stroke-width="0cm" svg:stroke-color="#00008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46cm" svg:stroke-color="#000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49cm" svg:stroke-color="#ff66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26cm" svg:stroke-color="#000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67" svg:stroke-width="0cm" svg:stroke-color="#00008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68" svg:stroke-width="0cm" svg:stroke-color="#00008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Dashed_20__28_var_29__20_69" svg:stroke-width="0cm" svg:stroke-color="#00008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80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000080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055cm" svg:y1="15.227cm" svg:x2="13.053cm" svg:y2="15.227cm">
            <text:p/>
          </draw:line>
          <draw:frame draw:style-name="gr2" draw:text-style-name="P3" draw:layer="layout" svg:width="0.708cm" svg:height="0.505cm" svg:x="8.823cm" svg:y="15.244cm">
            <draw:text-box>
              <text:p text:style-name="P2"><text:span text:style-name="T1">2</text:span></text:p>
            </draw:text-box>
          </draw:frame>
          <draw:frame draw:style-name="gr3" draw:text-style-name="P3" draw:layer="layout" svg:width="0.708cm" svg:height="0.505cm" svg:x="11.818cm" svg:y="15.251cm">
            <draw:text-box>
              <text:p text:style-name="P2"><text:span text:style-name="T1">3</text:span></text:p>
            </draw:text-box>
          </draw:frame>
          <draw:line draw:style-name="gr4" draw:text-style-name="P4" draw:layer="layout" svg:x1="9.19cm" svg:y1="15.076cm" svg:x2="9.19cm" svg:y2="15.376cm">
            <text:p/>
          </draw:line>
          <draw:line draw:style-name="gr5" draw:text-style-name="P4" draw:layer="layout" svg:x1="9.682cm" svg:y1="15.069cm" svg:x2="9.682cm" svg:y2="15.369cm">
            <text:p/>
          </draw:line>
          <draw:line draw:style-name="gr6" draw:text-style-name="P4" draw:layer="layout" svg:x1="10.19cm" svg:y1="15.12cm" svg:x2="10.19cm" svg:y2="15.32cm">
            <text:p/>
          </draw:line>
          <draw:line draw:style-name="gr6" draw:text-style-name="P4" draw:layer="layout" svg:x1="10.691cm" svg:y1="15.12cm" svg:x2="10.691cm" svg:y2="15.32cm">
            <text:p/>
          </draw:line>
          <draw:line draw:style-name="gr5" draw:text-style-name="P4" draw:layer="layout" svg:x1="11.184cm" svg:y1="15.069cm" svg:x2="11.184cm" svg:y2="15.369cm">
            <text:p/>
          </draw:line>
          <draw:line draw:style-name="gr6" draw:text-style-name="P4" draw:layer="layout" svg:x1="11.692cm" svg:y1="15.12cm" svg:x2="11.692cm" svg:y2="15.32cm">
            <text:p/>
          </draw:line>
          <draw:line draw:style-name="gr4" draw:text-style-name="P4" draw:layer="layout" svg:x1="12.185cm" svg:y1="15.076cm" svg:x2="12.185cm" svg:y2="15.376cm">
            <text:p/>
          </draw:line>
          <draw:line draw:style-name="gr5" draw:text-style-name="P4" draw:layer="layout" svg:x1="12.686cm" svg:y1="15.069cm" svg:x2="12.686cm" svg:y2="15.369cm">
            <text:p/>
          </draw:line>
          <draw:frame draw:style-name="gr7" draw:text-style-name="P3" draw:layer="layout" svg:width="0.724cm" svg:height="0.63cm" svg:x="9.343cm" svg:y="14.519cm">
            <draw:text-box>
              <text:p text:style-name="P2"><text:span text:style-name="T1">A</text:span></text:p>
            </draw:text-box>
          </draw:frame>
          <draw:frame draw:style-name="gr8" draw:text-style-name="P3" draw:layer="layout" svg:width="0.724cm" svg:height="0.63cm" svg:x="10.843cm" svg:y="14.519cm">
            <draw:text-box>
              <text:p text:style-name="P2"><text:span text:style-name="T1">B</text:span></text:p>
            </draw:text-box>
          </draw:frame>
          <draw:frame draw:style-name="gr9" draw:text-style-name="P3" draw:layer="layout" svg:width="0.726cm" svg:height="0.63cm" svg:x="12.323cm" svg:y="14.519cm">
            <draw:text-box>
              <text:p text:style-name="P2"><text:span text:style-name="T1">C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adornments="Normal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64" draw:display-name="Dashed (var) 64" draw:style="rect" draw:dots1="1" draw:dots1-length="0.006cm" draw:dots2="1" draw:dots2-length="0.006cm" draw:distance="0.006cm"/>
    <draw:stroke-dash draw:name="Dashed_20__28_var_29__20_65" draw:display-name="Dashed (var) 65" draw:style="rect" draw:dots1="1" draw:dots1-length="0.006cm" draw:dots2="1" draw:dots2-length="0.006cm" draw:distance="0.006cm"/>
    <draw:stroke-dash draw:name="Dashed_20__28_var_29__20_66" draw:display-name="Dashed (var) 66" draw:style="rect" draw:dots1="1" draw:dots1-length="0.006cm" draw:dots2="1" draw:dots2-length="0.006cm" draw:distance="0.006cm"/>
    <draw:stroke-dash draw:name="Dashed_20__28_var_29__20_67" draw:display-name="Dashed (var) 67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16:56:17.492812000</meta:creation-date>
    <dc:date>2018-05-12T16:56:43.092033812</dc:date>
    <meta:editing-duration>PT25S</meta:editing-duration>
    <meta:editing-cycles>1</meta:editing-cycles>
    <meta:document-statistic meta:object-count="15"/>
    <meta:generator>LibreOffice/6.0.0.3$MacOSX_X86_64 LibreOffice_project/64a0f66915f38c6217de274f0aa8e15618924765</meta:generator>
  </office:meta>
</office:document-meta>
</file>